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5875" officeooo:paragraph-rsid="0015587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5875" officeooo:paragraph-rsid="00155875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CT V.1.0.0</text:p>
      <text:p text:style-name="P2"/>
      <text:p text:style-name="P2">Roadmap contact :</text:p>
      <text:p text:style-name="P2">-améliorer les description</text:p>
      <text:p text:style-name="P2">-liens clicable </text:p>
      <text:p text:style-name="P2">-recherche ok</text:p>
      <text:p text:style-name="P2">-ajouter liens des réseaux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09:55:00.961000000</meta:creation-date>
    <dc:date>2025-03-15T09:56:15.261000000</dc:date>
    <meta:editing-duration>PT1M15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16" meta:character-count="114" meta:non-whitespace-character-count="102"/>
  </office:meta>
</office:document-meta>
</file>